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8fcf9" officeooo:paragraph-rsid="0009c4c5"/>
    </style:style>
    <style:style style:name="P2" style:family="paragraph" style:parent-style-name="Text_20_body">
      <style:text-properties officeooo:rsid="0009c4c5" officeooo:paragraph-rsid="0009c4c5"/>
    </style:style>
    <style:style style:name="P3" style:family="paragraph" style:parent-style-name="Text_20_body">
      <style:text-properties officeooo:rsid="000b5465" officeooo:paragraph-rsid="000b732c"/>
    </style:style>
    <style:style style:name="P4" style:family="paragraph" style:parent-style-name="Text_20_body">
      <style:text-properties officeooo:rsid="000b732c" officeooo:paragraph-rsid="000d1f49"/>
    </style:style>
    <style:style style:name="P5" style:family="paragraph" style:parent-style-name="Text_20_body">
      <style:text-properties officeooo:rsid="000d1f49" officeooo:paragraph-rsid="000d1f49"/>
    </style:style>
    <style:style style:name="P6" style:family="paragraph" style:parent-style-name="Text_20_body">
      <style:text-properties officeooo:rsid="000edb5f" officeooo:paragraph-rsid="000edb5f"/>
    </style:style>
    <style:style style:name="P7" style:family="paragraph" style:parent-style-name="Text_20_body">
      <style:text-properties officeooo:rsid="000fb016" officeooo:paragraph-rsid="000fb016"/>
    </style:style>
    <style:style style:name="P8" style:family="paragraph" style:parent-style-name="Text_20_body">
      <style:text-properties officeooo:rsid="001378fd" officeooo:paragraph-rsid="001378fd"/>
    </style:style>
    <style:style style:name="P9" style:family="paragraph" style:parent-style-name="Text_20_body">
      <style:text-properties officeooo:rsid="0014a55c" officeooo:paragraph-rsid="0014a55c"/>
    </style:style>
    <style:style style:name="P10" style:family="paragraph" style:parent-style-name="Text_20_body">
      <style:text-properties officeooo:rsid="001539bc" officeooo:paragraph-rsid="001539bc"/>
    </style:style>
    <style:style style:name="P11" style:family="paragraph" style:parent-style-name="Title">
      <style:text-properties officeooo:rsid="000575f6" officeooo:paragraph-rsid="000575f6"/>
    </style:style>
    <style:style style:name="P12" style:family="paragraph" style:parent-style-name="Text_20_body">
      <style:text-properties officeooo:rsid="000575f6" officeooo:paragraph-rsid="000575f6"/>
    </style:style>
    <style:style style:name="P13" style:family="paragraph" style:parent-style-name="Text_20_body">
      <style:text-properties officeooo:rsid="0016a6d4" officeooo:paragraph-rsid="0016a6d4"/>
    </style:style>
    <style:style style:name="P14" style:family="paragraph" style:parent-style-name="Heading_20_2">
      <style:text-properties officeooo:rsid="000575f6" officeooo:paragraph-rsid="000575f6"/>
    </style:style>
    <style:style style:name="P15" style:family="paragraph" style:parent-style-name="Heading_20_2">
      <style:text-properties officeooo:rsid="0007ed82" officeooo:paragraph-rsid="0007ed82"/>
    </style:style>
    <style:style style:name="P16" style:family="paragraph" style:parent-style-name="Heading_20_2" style:list-style-name="">
      <style:text-properties officeooo:rsid="0007ed82" officeooo:paragraph-rsid="0007ed82"/>
    </style:style>
    <style:style style:name="P17" style:family="paragraph" style:parent-style-name="Heading_20_2">
      <style:paragraph-properties fo:break-before="page"/>
      <style:text-properties officeooo:rsid="0007ed82" officeooo:paragraph-rsid="0007ed82"/>
    </style:style>
    <style:style style:name="P18" style:family="paragraph" style:parent-style-name="Heading_20_1">
      <style:text-properties officeooo:rsid="000575f6" officeooo:paragraph-rsid="000575f6"/>
    </style:style>
    <style:style style:name="T1" style:family="text">
      <style:text-properties officeooo:rsid="000b732c"/>
    </style:style>
    <style:style style:name="T2" style:family="text">
      <style:text-properties officeooo:rsid="000d1f49"/>
    </style:style>
    <style:style style:name="T3" style:family="text">
      <style:text-properties officeooo:rsid="00153ae3"/>
    </style:style>
    <style:style style:name="T4" style:family="text">
      <style:text-properties officeooo:rsid="00176d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rfarenhetsdokument</text:p>
      <text:h text:style-name="P18" text:outline-level="1">Erfarenheter</text:h>
      <text:h text:style-name="P14" text:outline-level="2">Oscar Fredriksson:</text:h>
      <text:p text:style-name="P12">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p text:style-name="P12"/>
      <text:p text:style-name="P13">Jobba med någonting ni tycker är roligt. Arbetet går så mycket enklare. <text:span text:style-name="T4">Från</text:span> våra erfarenheter <text:span text:style-name="T4">kan vi säga att det </text:span>gick enklare att jobba med projektet eftersom alla tyckte det var roligt.</text:p>
      <text:h text:style-name="P15" text:outline-level="2">Alexander Ernfridsson:</text:h>
      <text:p text:style-name="P3">Det var första gången för oss alla att skriva en kravspecifikation vilket ledde till att vi följde anvisningarna från kursen till punkt och pricka och följde de metoder som angavs. <text:span text:style-name="T1">Vi skrev ner </text:span>alla funktioner användaren skulle kunna <text:span text:style-name="T1">köra och de saker som skulle synas på skärmen och vilka bibliotek som vi skulle använda oss av. Alla saker som var svårare än kursens innehåll men som vi ändå ville försöka göra satte vi upp som ”bör-krav”. Det är saker som inte måste vara uppfyllda för att specifikationen ska vara uppfylld. Resten av kraven var ”ska-krav” och var de kraven som måste vara uppfyllda för att bli godkänd i kursen. Vi</text:span> upplevde detta som en rolig fas eftersom det var nu vi riktigt bestämde oss för vad vi skulle göra <text:span text:style-name="T1">och vad projektet skulle innehålla. </text:span></text:p>
      <text:p text:style-name="P4">Sammanfattningsvis tyckte vi att kravspecifikationen blev bra och alla blev nöjda <text:span text:style-name="T2">och vi fick många bra erfarenheter med oss. Några av dom var hur en kravspecifikation för mjukvara ser ut. Vad som är viktigt att ha med. Att inte ta sig vatten över huvudet. Som att skriva till saker som är oklara i ett t.ex ”bör-krav”. Dålig ide är att skriva ska-krav som inte är säkra och som inte hinner implementeras eller saker som ingen vet är faktiskt möjligt att implementera med den kompetens som finns. </text:span></text:p>
      <text:p text:style-name="P5">I framtiden kommer vi ha mer kött på benen inom detta område och mindre misstag kommer göras som kan leda till otäcka konsekvenser som t.ex. utebliven lön för ett arbete man gjort p.g.a. en icke uppfylld kravspecifikation. </text:p>
      <text:h text:style-name="P16" text:outline-level="2"/>
      <text:h text:style-name="P17" text:outline-level="2">Oskar Eriksson:</text:h>
      <text:p text:style-name="P1">Det är extremt viktigt att skapa en så detaljerad designspecifikation som det bara går. Designspecifikationen är det som avgör hur smidigt implementationen går senare, så länge ni inte gjort en grov miss I eran problemlösning. </text:p>
      <text:p text:style-name="P2">Då man sätter sig och ska påbörja implementationen är det viktigt att man tar ett problem i taget. Ta inte tag i för många moduler samtidigt utan bygg dig uppåt. Fokusera på att verkligen göra klart moduler innan du börjar på nästa steg. Detta miskar risken för framtida problem.</text:p>
      <text:p text:style-name="P2">Prata mycket inom gruppen. Bra kommunikation är nyckeln till varje projekt oavsett storlek. Vi sitter ofta tillsammans I gruppen och detta gör att vi ständigt kan uppdatera resten av gruppen på vad vi gör.</text:p>
      <text:p text:style-name="P2">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p text:style-name="P7">Jag har lärt mig att det uppstår problem på ställen man inte riktigt förväntats sig att de ska uppkomma. Det är viktigt att modulerna har ett väl avgränsat syfte för att man lätta ska kunna hitta källan till ett problem. Detta leder till att man snabbare kan ta hand om problemet och inte slösa tid på att hitta problemet.</text:p>
      <text:p text:style-name="P7"/>
      <text:p text:style-name="P9">#######Ny###########</text:p>
      <text:p text:style-name="P8">Det kan hända mycket oförutsedda saker på sidan av projektet. Det är viktigt att man uppehåller kommunikation inom gruppen för att förhindra att privatlivet för medlemmar I projektet inte sätter käppar I hjulet för projektets framgång. Ifall en medlem inte har samma möjlighet att jobba plötsligt kan man lättare och snabbare hantera detta om gruppen uppehåller bra kommunikation.</text:p>
      <text:p text:style-name="P10">#######Ny###########</text:p>
      <text:p text:style-name="P10">Var inte rädda att ”leka” lite med programmet. Jag mrkte att ju längre vi kom I projektet destå mer saker kom vi på att göra. Då man får göra något som man själv vill göra så ska man verkligen låta sin kreativitet flöda. Oavsett vad projektet handlar om finns det alltid saker man kan <text:span text:style-name="T3">lägga till eller småsaker man kan försök optimera. Man har helt fria tyglar för en gångs skull och detta rekommenderar jag starkt att man försöker använda sig av. I vårat projekt har vi lagt till allt som vi kom på och sedan försökt optimera saker som redan fungerade som från början planerat men som vi senare ville optimera. På detta sätt tyckr jag att man ska låta sin kreativitet flöda I denna kurs.</text:span></text:p>
      <text:h text:style-name="P15" text:outline-level="2">Axel Blackert:</text:h>
      <text:p text:style-name="P6">Det underlättar för alla om man använder samma stil och standard när man skriver kod. Att komma överens redan från början med hur indentering ska se ut, namn på funktioner och namn på variabler gör koden mycket mer lättläst och enklare att sätta sig in I. Man kan tillexempel direkt se bara på variabel namnet om det är en medlemsvariabel, argument eller en temporär variabel.</text:p>
      <text:p text:style-name="P6">Detta kombinerat med tydliga och bra kommentarer gör så man enkelt kan ändra I kod som någon annan har skriv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2-18T16:24:41.119304659</dc:date>
    <meta:editing-duration>PT48M</meta:editing-duration>
    <meta:editing-cycles>15</meta:editing-cycles>
    <meta:generator>LibreOffice/4.1.3.2$Linux_X86_64 LibreOffice_project/410m0$Build-2</meta:generator>
    <dc:creator>oscfr819 </dc:creator>
    <meta:document-statistic meta:table-count="0" meta:image-count="0" meta:object-count="0" meta:page-count="2" meta:paragraph-count="22" meta:word-count="860" meta:character-count="5011" meta:non-whitespace-character-count="4169"/>
  </office:meta>
</office:document-meta>
</file>